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Arial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##Cuban Revolution <text:s/>starts 1952</text:p>
      <text:p text:style-name="P1"/>
      <text:p text:style-name="P1">INITIAL SITUATION</text:p>
      <text:p text:style-name="P1">1952 election due in Cuba</text:p>
      <text:p text:style-name="P1">cuba exists</text:p>
      <text:p text:style-name="P1">usa exists</text:p>
      <text:p text:style-name="P1"/>
      <text:p text:style-name="P1"/>
      <text:p text:style-name="P1"><text:span text:style-name="T1">EVENT 000<text:tab/></text:span><text:tab/><text:tab/><text:tab/><text:tab/></text:p>
      <text:p text:style-name="P1"><text:tab/></text:p>
      <text:p text:style-name="P1"><text:tab/>TRIGGERS</text:p>
      <text:p text:style-name="P1"><text:tab/><text:tab/>tag = CUB</text:p>
      <text:p text:style-name="P1"><text:tab/><text:tab/>Head of State: <text:s/>Socarrás </text:p>
      <text:p text:style-name="P1"><text:tab/><text:tab/>Not this country flag: <text:s/>CUBhas_human_rights_dissent </text:p>
      <text:p text:style-name="P1"><text:tab/><text:tab/><text:tab/><text:tab/></text:p>
      <text:p text:style-name="P1"><text:tab/><text:tab/>Mean-Time to Happen is: <text:s/>42 months</text:p>
      <text:p text:style-name="P1"><text:tab/><text:tab/></text:p>
      <text:p text:style-name="P1"><text:tab/>LOCALISATION: </text:p>
      <text:p text:style-name="P1"><text:tab/></text:p>
      <text:p text:style-name="P1"><text:tab/>name is: <text:tab/><text:tab/><text:tab/><text:tab/><text:tab/><text:tab/>election due soon<text:tab/><text:tab/><text:tab/></text:p>
      <text:p text:style-name="P1"><text:tab/>desc is: <text:tab/><text:tab/><text:tab/><text:tab/><text:tab/><text:tab/>list of candidates</text:p>
      <text:p text:style-name="P1"><text:tab/>picture = ""</text:p>
      <text:p text:style-name="P1"><text:tab/></text:p>
      <text:p text:style-name="P1"><text:tab/>OPTIONS</text:p>
      <text:p text:style-name="P1"/>
      <text:p text:style-name="P1"><text:tab/><text:tab/>name = #OK<text:tab/><text:tab/><text:tab/><text:tab/><text:tab/><text:tab/><text:tab/></text:p>
      <text:p text:style-name="P1"><text:tab/><text:tab/><text:tab/><text:tab/></text:p>
      <text:p text:style-name="P1"><text:tab/><text:tab/>country flag is:<text:tab/><text:tab/><text:tab/>CUBhas_human_rights_dissent</text:p>
      <text:p text:style-name="P1"><text:tab/><text:tab/>add_country_modifier:<text:tab/><text:tab/>human_rights_dissent</text:p>
      <text:p text:style-name="P1"><text:tab/><text:tab/>duration:<text:tab/><text:tab/><text:tab/><text:tab/>3nhalfyears</text:p>
      <text:p text:style-name="P1"/>
      <text:p text:style-name="P1"><text:tab/><text:tab/></text:p>
      <text:p text:style-name="P1">########usa chooses what to do about upcoming election in cuba</text:p>
      <text:p text:style-name="P1"/>
      <text:p text:style-name="P1"/>
      <text:p text:style-name="P1"><text:span text:style-name="T1">EVENT 001<text:tab/></text:span><text:tab/><text:tab/></text:p>
      <text:p text:style-name="P1"><text:tab/><text:tab/><text:tab/><text:tab/><text:tab/></text:p>
      <text:p text:style-name="P1"><text:tab/>is_triggered_only = yes</text:p>
      <text:p text:style-name="P1"><text:tab/><text:tab/><text:tab/><text:tab/><text:tab/></text:p>
      <text:p text:style-name="P1"><text:tab/>Mean-Time to Happen is: <text:s/>30 days</text:p>
      <text:p text:style-name="P1"><text:tab/><text:tab/></text:p>
      <text:p text:style-name="P1">LOCALISATION: </text:p>
      <text:p text:style-name="P1"><text:tab/>name = <text:tab/>USA decides about Cuban election.<text:tab/><text:tab/></text:p>
      <text:p text:style-name="P1"><text:tab/>desc = <text:tab/>The presidential election in Cuba is due to happen soon.</text:p>
      <text:p text:style-name="P1"><text:tab/>picture = ""</text:p>
      <text:p text:style-name="P1"><text:tab/></text:p>
      <text:p text:style-name="P1"><text:tab/>OPTIONS <text:tab/><text:tab/><text:tab/><text:tab/><text:tab/><text:tab/><text:tab/><text:tab/></text:p>
      <text:p text:style-name="P1"><text:tab/></text:p>
      <text:p text:style-name="P1"><text:tab/>1<text:tab/><text:tab/>ai_chance = 60 </text:p>
      <text:p text:style-name="P1"><text:tab/><text:tab/><text:tab/>name = #historic coup</text:p>
      <text:p text:style-name="P1"><text:tab/><text:tab/><text:tab/>CUB trigger event 008 </text:p>
      <text:p text:style-name="P1"><text:tab/><text:tab/><text:tab/></text:p>
      <text:p text:style-name="P1"><text:soft-page-break/><text:tab/></text:p>
      <text:p text:style-name="P1"><text:tab/>2<text:tab/>ai_chance = 20 <text:s/></text:p>
      <text:p text:style-name="P1"><text:tab/><text:tab/>name = #election go ahead</text:p>
      <text:p text:style-name="P1"><text:tab/><text:tab/>CUB trigger event 002 </text:p>
      <text:p text:style-name="P1"/>
      <text:p text:style-name="P1"><text:tab/>3<text:tab/>ai_chance = <text:s/>20 </text:p>
      <text:p text:style-name="P1"><text:tab/><text:tab/>name = #ensure our guy wins</text:p>
      <text:p text:style-name="P1"><text:tab/><text:tab/>CUB trigger event 003</text:p>
      <text:p text:style-name="P1"/>
      <text:p text:style-name="P1"/>
      <text:p text:style-name="P1"><text:tab/></text:p>
      <text:p text:style-name="P1"><text:tab/></text:p>
      <text:p text:style-name="P1">####################################USA chooses election proceeds</text:p>
      <text:p text:style-name="P1"><text:s/><text:tab/></text:p>
      <text:p text:style-name="P2">EVENT 002<text:tab/></text:p>
      <text:p text:style-name="P1"><text:tab/><text:tab/><text:tab/><text:tab/><text:tab/><text:tab/><text:tab/><text:tab/><text:tab/><text:tab/></text:p>
      <text:p text:style-name="P1"><text:tab/></text:p>
      <text:p text:style-name="P1"><text:tab/>is_triggered_only = yes</text:p>
      <text:p text:style-name="P1"><text:tab/></text:p>
      <text:p text:style-name="P1"><text:tab/>Mean-Time to Happen is: <text:s/>20 days</text:p>
      <text:p text:style-name="P1"><text:tab/><text:tab/></text:p>
      <text:p text:style-name="P1"><text:tab/></text:p>
      <text:p text:style-name="P1"><text:tab/>LOCALISATION: </text:p>
      <text:p text:style-name="P1"/>
      <text:p text:style-name="P1"><text:tab/><text:tab/>name = Result of election is</text:p>
      <text:p text:style-name="P1"><text:tab/><text:tab/>desc = The presidential election went ahead without any trouble</text:p>
      <text:p text:style-name="P1"><text:tab/><text:tab/>picture = ""</text:p>
      <text:p text:style-name="P1"><text:tab/></text:p>
      <text:p text:style-name="P1"><text:tab/><text:tab/>OPTIONS</text:p>
      <text:p text:style-name="P1"><text:tab/><text:tab/></text:p>
      <text:p text:style-name="P1"><text:tab/><text:tab/>1 <text:tab/><text:tab/>ai_chance is <text:s/>74 </text:p>
      <text:p text:style-name="P1"><text:tab/><text:tab/><text:tab/><text:tab/>name = Roberto Agramonte wins election!</text:p>
      <text:p text:style-name="P1"><text:tab/><text:tab/><text:tab/><text:tab/>country flag is: winagramonte52</text:p>
      <text:p text:style-name="P1"><text:tab/><text:tab/><text:tab/><text:tab/>CUB trigger event <text:s/>006</text:p>
      <text:p text:style-name="P1"/>
      <text:p text:style-name="P1"><text:tab/><text:tab/><text:tab/><text:tab/></text:p>
      <text:p text:style-name="P1"><text:tab/><text:tab/>2<text:tab/><text:tab/>ai_chance is 24 </text:p>
      <text:p text:style-name="P1"><text:tab/><text:tab/><text:tab/><text:tab/>name = Carlos Hevia wins election!</text:p>
      <text:p text:style-name="P1"><text:tab/><text:tab/><text:tab/><text:tab/>country flag is: winhevia52</text:p>
      <text:p text:style-name="P1"><text:tab/><text:tab/><text:tab/><text:tab/>CUB trigger event <text:s/>005<text:tab/><text:tab/></text:p>
      <text:p text:style-name="P1"><text:tab/><text:tab/><text:tab/><text:tab/><text:tab/></text:p>
      <text:p text:style-name="P1"><text:tab/><text:tab/>3<text:tab/><text:tab/>ai_chance is 1 <text:s/></text:p>
      <text:p text:style-name="P1"><text:tab/><text:tab/><text:tab/><text:tab/>name = Fulgencio Batista wins election!</text:p>
      <text:p text:style-name="P1"><text:tab/><text:tab/><text:tab/><text:tab/>country flag is: winbatista52</text:p>
      <text:p text:style-name="P1"><text:tab/><text:tab/><text:tab/><text:tab/>CUB trigger event <text:s/>007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text:tab/><text:tab/><text:tab/><text:tab/></text:p>
      <text:p text:style-name="P1">################################our guy wins</text:p>
      <text:p text:style-name="P1"/>
      <text:p text:style-name="P1"><text:span text:style-name="T1">EVENT 003<text:tab/></text:span><text:tab/><text:tab/><text:tab/><text:tab/><text:tab/><text:tab/><text:tab/><text:tab/><text:tab/><text:tab/></text:p>
      <text:p text:style-name="P1"><text:tab/></text:p>
      <text:p text:style-name="P1"><text:tab/>is_triggered_only = yes</text:p>
      <text:p text:style-name="P1"><text:tab/></text:p>
      <text:p text:style-name="P1"><text:tab/>Mean-Time to Happen is: 20 days</text:p>
      <text:p text:style-name="P1"/>
      <text:p text:style-name="P1"/>
      <text:p text:style-name="P1"><text:tab/>LOCALISATION: </text:p>
      <text:p text:style-name="P1"/>
      <text:p text:style-name="P1"><text:tab/>name = Result of election is</text:p>
      <text:p text:style-name="P1"><text:tab/>desc = The presidential election went ahead without any trouble</text:p>
      <text:p text:style-name="P1"><text:tab/>picture = ""</text:p>
      <text:p text:style-name="P1"><text:tab/><text:tab/><text:tab/><text:tab/><text:tab/></text:p>
      <text:p text:style-name="P1"><text:tab/>OPTIONS </text:p>
      <text:p text:style-name="P1"/>
      <text:p text:style-name="P1"><text:tab/>1<text:tab/>ai_chance is 100</text:p>
      <text:p text:style-name="P1"><text:tab/><text:tab/>name = Carlos Hevia wins election!</text:p>
      <text:p text:style-name="P1"><text:tab/><text:tab/>country flag is: winhevia52</text:p>
      <text:p text:style-name="P1"><text:tab/><text:tab/>CUB trigger event <text:s/>005</text:p>
      <text:p text:style-name="P1"><text:tab/><text:tab/>prestige up 5</text:p>
      <text:p text:style-name="P1"/>
      <text:p text:style-name="P1"/>
      <text:p text:style-name="P1"/>
      <text:p text:style-name="P1">############################batista wins election</text:p>
      <text:p text:style-name="P1"/>
      <text:p text:style-name="P1"><text:span text:style-name="T1">EVENT 004</text:span><text:tab/><text:tab/><text:tab/><text:tab/><text:tab/><text:tab/><text:tab/><text:tab/><text:tab/></text:p>
      <text:p text:style-name="P1"><text:tab/></text:p>
      <text:p text:style-name="P1"><text:tab/>is_triggered_only = yes</text:p>
      <text:p text:style-name="P1"><text:tab/></text:p>
      <text:p text:style-name="P1"><text:tab/>Mean-Time to Happen is: 20 days</text:p>
      <text:p text:style-name="P1"/>
      <text:p text:style-name="P1"><text:tab/>LOCALISATION: </text:p>
      <text:p text:style-name="P1"><text:tab/><text:tab/></text:p>
      <text:p text:style-name="P1"><text:tab/><text:tab/>name = <text:tab/>General Batista returns to power in Cuba!<text:tab/><text:tab/></text:p>
      <text:p text:style-name="P1"><text:tab/><text:tab/>desc = <text:tab/>Fulgencio Batista has previously been in power in Cuba.</text:p>
      <text:p text:style-name="P1"><text:tab/><text:tab/>picture = ""</text:p>
      <text:p text:style-name="P1"><text:tab/></text:p>
      <text:p text:style-name="P1"><text:tab/>OPTIONS </text:p>
      <text:p text:style-name="P1"><text:tab/></text:p>
      <text:p text:style-name="P1"><text:tab/><text:tab/>1<text:tab/><text:tab/>ai_chance is 100 </text:p>
      <text:p text:style-name="P1"><text:tab/><text:tab/><text:tab/><text:tab/>name <text:tab/><text:tab/>Fulgencio Batista takes power in Cuba!</text:p>
      <text:p text:style-name="P1"><text:tab/><text:tab/><text:tab/><text:tab/>country flag is: <text:s/>batista52</text:p>
      <text:p text:style-name="P1"><text:tab/><text:tab/><text:tab/><text:tab/>CUB trigger event 007</text:p>
      <text:p text:style-name="P1"><text:tab/><text:tab/><text:tab/><text:tab/>prestige up 10</text:p>
      <text:p text:style-name="P1"><text:tab/><text:tab/><text:tab/><text:tab/><text:tab/></text:p>
      <text:p text:style-name="P1"/>
      <text:p text:style-name="P1"><text:soft-page-break/>#############################hevia named president</text:p>
      <text:p text:style-name="P1"><text:span text:style-name="T1"/></text:p>
      <text:p text:style-name="P1"><text:span text:style-name="T1">EVENT 005<text:tab/></text:span><text:tab/><text:tab/><text:tab/><text:tab/><text:tab/><text:tab/><text:tab/></text:p>
      <text:p text:style-name="P1"><text:tab/></text:p>
      <text:p text:style-name="P1"><text:tab/>is_triggered_only = yes</text:p>
      <text:p text:style-name="P1"/>
      <text:p text:style-name="P1"><text:tab/>LOCALISATION: </text:p>
      <text:p text:style-name="P1"><text:tab/></text:p>
      <text:p text:style-name="P1"><text:tab/>title <text:tab/><text:tab/>Carlos Hevia is the new President!</text:p>
      <text:p text:style-name="P1"><text:tab/>desc <text:tab/><text:tab/>Carlos Hevia is elected President of Cuba!</text:p>
      <text:p text:style-name="P1"><text:tab/>picture = ""</text:p>
      <text:p text:style-name="P1"><text:tab/></text:p>
      <text:p text:style-name="P1"><text:tab/>OPTIONS </text:p>
      <text:p text:style-name="P1"><text:tab/></text:p>
      <text:p text:style-name="P1"><text:tab/>1<text:tab/><text:tab/>name <text:tab/><text:tab/>#OK</text:p>
      <text:p text:style-name="P1"><text:tab/><text:tab/><text:tab/>country flag is: hevia_president</text:p>
      <text:p text:style-name="P1"><text:tab/><text:tab/><text:tab/>Head of State: <text:s/>= 1164019</text:p>
      <text:p text:style-name="P1"><text:tab/><text:tab/><text:tab/>head_of_government = 1164019</text:p>
      <text:p text:style-name="P1"><text:tab/><text:tab/><text:tab/>foreign_minister = 1164018</text:p>
      <text:p text:style-name="P1"><text:tab/><text:tab/><text:tab/>armament_minister = 1164017</text:p>
      <text:p text:style-name="P1"><text:tab/><text:tab/><text:tab/>minister_of_security = 1164009</text:p>
      <text:p text:style-name="P1"><text:tab/><text:tab/><text:tab/>minister_of_intelligence = 1164008</text:p>
      <text:p text:style-name="P1"><text:tab/><text:tab/><text:tab/>dissent up 2</text:p>
      <text:p text:style-name="P1"><text:tab/><text:tab/><text:tab/>increase revolt risk for west cuba</text:p>
      <text:p text:style-name="P1"/>
      <text:p text:style-name="P1"/>
      <text:p text:style-name="P1"/>
      <text:p text:style-name="P1">############agramonte named president</text:p>
      <text:p text:style-name="P1"/>
      <text:p text:style-name="P1"><text:tab/></text:p>
      <text:p text:style-name="P1"><text:span text:style-name="T1">EVENT 006<text:tab/></text:span><text:tab/><text:tab/><text:tab/><text:tab/><text:tab/><text:tab/><text:tab/></text:p>
      <text:p text:style-name="P1"><text:tab/></text:p>
      <text:p text:style-name="P1"><text:tab/>is_triggered_only = yes</text:p>
      <text:p text:style-name="P1"/>
      <text:p text:style-name="P1"><text:tab/>LOCALISATION:</text:p>
      <text:p text:style-name="P1"><text:tab/></text:p>
      <text:p text:style-name="P1"><text:tab/>title<text:tab/><text:tab/> Roberto Agramonte is the new President!</text:p>
      <text:p text:style-name="P1"><text:tab/>desc <text:tab/><text:tab/>Roberto Agramonte is elected President of Cuba!</text:p>
      <text:p text:style-name="P1"><text:tab/>Picture = ""</text:p>
      <text:p text:style-name="P1"/>
      <text:p text:style-name="P1"><text:tab/>OPTIONS </text:p>
      <text:p text:style-name="P1"/>
      <text:p text:style-name="P1"><text:tab/>1<text:tab/>name <text:tab/><text:tab/>#OK</text:p>
      <text:p text:style-name="P1"><text:tab/><text:tab/>set_country_flag = agramonte_president</text:p>
      <text:p text:style-name="P1"><text:tab/><text:tab/>Head of State: <text:s/>= 1164018</text:p>
      <text:p text:style-name="P1"><text:tab/><text:tab/>head_of_government = 1164018</text:p>
      <text:p text:style-name="P1"><text:tab/><text:tab/>foreign_minister = 1164019</text:p>
      <text:p text:style-name="P1"><text:tab/><text:tab/>armament_minister = 1164017</text:p>
      <text:p text:style-name="P1"><text:tab/><text:tab/>minister_of_security = 1164009</text:p>
      <text:p text:style-name="P1"><text:tab/><text:tab/>minister_of_intelligence = 1164008</text:p>
      <text:p text:style-name="P1"><text:tab/>dissent up 1</text:p>
      <text:p text:style-name="P1"><text:tab/>increase revolt risk for west cuba</text:p>
      <text:p text:style-name="P1"><text:soft-page-break/>#################batista named president, even if elected or after coup</text:p>
      <text:p text:style-name="P1"><text:tab/></text:p>
      <text:p text:style-name="P1"><text:span text:style-name="T1">EVENT 007</text:span><text:tab/><text:tab/></text:p>
      <text:p text:style-name="P1"><text:tab/><text:tab/><text:tab/><text:tab/><text:tab/><text:tab/></text:p>
      <text:p text:style-name="P1"><text:tab/>is_triggered_only = yes</text:p>
      <text:p text:style-name="P1"/>
      <text:p text:style-name="P1"><text:tab/>LOCALISATION:</text:p>
      <text:p text:style-name="P1"><text:tab/></text:p>
      <text:p text:style-name="P1"><text:tab/>title = <text:tab/><text:tab/>repeat 004</text:p>
      <text:p text:style-name="P1"><text:tab/>desc = <text:s/><text:tab/>repeat 004</text:p>
      <text:p text:style-name="P1"><text:tab/>picture = ""</text:p>
      <text:p text:style-name="P1"><text:tab/></text:p>
      <text:p text:style-name="P1"><text:tab/>OPTIONS </text:p>
      <text:p text:style-name="P1"/>
      <text:p text:style-name="P1"><text:tab/>1<text:tab/>name <text:tab/><text:tab/><text:tab/>#OK</text:p>
      <text:p text:style-name="P1"><text:tab/><text:tab/>set_country_flag = batista_president</text:p>
      <text:p text:style-name="P1"><text:tab/><text:tab/>Head of State: <text:s/>= 1164002</text:p>
      <text:p text:style-name="P1"><text:tab/><text:tab/>head_of_government = 1164002</text:p>
      <text:p text:style-name="P1"><text:tab/><text:tab/>foreign_minister = 1164010</text:p>
      <text:p text:style-name="P1"><text:tab/><text:tab/>armament_minister = 1164011</text:p>
      <text:p text:style-name="P1"><text:tab/><text:tab/>minister_of_security = 1164012</text:p>
      <text:p text:style-name="P1"><text:tab/><text:tab/>minister_of_intelligence = 1164013</text:p>
      <text:p text:style-name="P1"><text:tab/><text:tab/>dissent up 10</text:p>
      <text:p text:style-name="P1"><text:tab/><text:tab/>prestige_change down 10</text:p>
      <text:p text:style-name="P1"><text:tab/><text:tab/>increase revolt risk for central and east cuba</text:p>
      <text:p text:style-name="P1"/>
      <text:p text:style-name="P1"/>
      <text:p text:style-name="P1">##############batista coups cuba before election #historic</text:p>
      <text:p text:style-name="P1"/>
      <text:p text:style-name="P1"><text:span text:style-name="T1">EVENT 008<text:tab/></text:span><text:tab/><text:tab/><text:tab/><text:tab/><text:tab/><text:tab/></text:p>
      <text:p text:style-name="P1"><text:tab/></text:p>
      <text:p text:style-name="P1"><text:tab/>is_triggered_only = yes</text:p>
      <text:p text:style-name="P1"><text:tab/><text:tab/></text:p>
      <text:p text:style-name="P1"><text:tab/>LOCALISATION:</text:p>
      <text:p text:style-name="P1"><text:tab/></text:p>
      <text:p text:style-name="P1"><text:tab/>title = <text:tab/><text:tab/>repeat 004</text:p>
      <text:p text:style-name="P1"><text:tab/>desc = <text:s/><text:tab/>repeat 004</text:p>
      <text:p text:style-name="P1"><text:tab/>picture = ""</text:p>
      <text:p text:style-name="P1"><text:tab/></text:p>
      <text:p text:style-name="P1"><text:tab/>OPTIONS </text:p>
      <text:p text:style-name="P1"/>
      <text:p text:style-name="P1"><text:tab/>1<text:tab/>name <text:tab/><text:tab/><text:tab/>#OK</text:p>
      <text:p text:style-name="P1"><text:tab/><text:tab/>set_country_flag = batista_president</text:p>
      <text:p text:style-name="P1"><text:tab/><text:tab/>Head of State: <text:s/>= 1164002</text:p>
      <text:p text:style-name="P1"><text:tab/><text:tab/>head_of_government = 1164002</text:p>
      <text:p text:style-name="P1"><text:tab/><text:tab/>foreign_minister = 1164010</text:p>
      <text:p text:style-name="P1"><text:tab/><text:tab/>armament_minister = 1164011</text:p>
      <text:p text:style-name="P1"><text:tab/><text:tab/>minister_of_security = 1164012</text:p>
      <text:p text:style-name="P1"><text:tab/><text:tab/>minister_of_intelligence = 1164013</text:p>
      <text:p text:style-name="P1"><text:tab/><text:tab/>dissent up 10</text:p>
      <text:p text:style-name="P1"><text:tab/><text:tab/>prestige_change down 10</text:p>
      <text:p text:style-name="P1"><text:tab/><text:tab/>increase revolt risk for central and east cuba</text:p>
      <text:p text:style-name="P1"><text:soft-page-break/>#######################usa embargoes cuba after left wing win</text:p>
      <text:p text:style-name="P1"/>
      <text:p text:style-name="P1"/>
      <text:p text:style-name="P1"><text:span text:style-name="T1">EVENT 009</text:span><text:tab/><text:tab/><text:tab/><text:tab/><text:tab/><text:tab/></text:p>
      <text:p text:style-name="P1"><text:tab/></text:p>
      <text:p text:style-name="P1"><text:tab/>TRIGGERS</text:p>
      <text:p text:style-name="P1"><text:tab/><text:tab/>tag = USA</text:p>
      <text:p text:style-name="P1"><text:tab/><text:tab/>CUB does not have country flag of :<text:tab/> CUBhas_human_rights_dissent </text:p>
      <text:p text:style-name="P1"><text:tab/><text:tab/><text:tab/><text:tab/><text:tab/><text:tab/><text:tab/><text:tab/><text:tab/></text:p>
      <text:p text:style-name="P1"><text:tab/><text:tab/>Head of State <text:tab/><text:tab/><text:tab/>is eisenhower or Adlai E. Stevenson II</text:p>
      <text:p text:style-name="P1"><text:tab/><text:tab/></text:p>
      <text:p text:style-name="P1"><text:tab/><text:tab/>Does not have country flag of <text:s/><text:tab/>USembargoCUB </text:p>
      <text:p text:style-name="P1"><text:tab/><text:tab/>or <text:tab/><text:tab/><text:tab/><text:tab/><text:tab/>USnotembargoCUB </text:p>
      <text:p text:style-name="P1"><text:tab/><text:tab/><text:tab/><text:tab/></text:p>
      <text:p text:style-name="P1"><text:tab/><text:tab/>cuba has ideology: </text:p>
      <text:p text:style-name="P1"><text:tab/><text:tab/><text:tab/><text:tab/><text:tab/>social_liberal_idolg </text:p>
      <text:p text:style-name="P1"><text:tab/><text:tab/><text:tab/><text:tab/><text:tab/>communist_idolg<text:tab/></text:p>
      <text:p text:style-name="P1"><text:tab/><text:tab/><text:tab/><text:tab/><text:tab/>left_wing_radical_idolg </text:p>
      <text:p text:style-name="P1"><text:tab/><text:tab/><text:tab/><text:tab/><text:tab/>maoist_idolg </text:p>
      <text:p text:style-name="P1"><text:tab/><text:tab/><text:tab/><text:tab/></text:p>
      <text:p text:style-name="P1"><text:tab/><text:tab/>Mean-Time to Happen is: 60 days</text:p>
      <text:p text:style-name="P1"/>
      <text:p text:style-name="P1"/>
      <text:p text:style-name="P1"><text:tab/>LOCALISATION:</text:p>
      <text:p text:style-name="P1"/>
      <text:p text:style-name="P1"><text:tab/>title <text:tab/><text:tab/>USA embargoes Cuban trade.</text:p>
      <text:p text:style-name="P1"><text:tab/>desc <text:tab/><text:tab/>Following the election of a left-wing president in Cuba,</text:p>
      <text:p text:style-name="P1"><text:tab/>picture = ""</text:p>
      <text:p text:style-name="P1"><text:tab/><text:tab/><text:tab/><text:tab/><text:tab/><text:tab/><text:tab/><text:tab/><text:tab/><text:tab/><text:tab/><text:tab/><text:tab/><text:tab/></text:p>
      <text:p text:style-name="P1"><text:tab/>OPTIONS</text:p>
      <text:p text:style-name="P1"/>
      <text:p text:style-name="P1"><text:tab/>1<text:tab/>name <text:tab/><text:tab/><text:tab/>#OK</text:p>
      <text:p text:style-name="P1"><text:tab/><text:tab/>ai_chance is 100 </text:p>
      <text:p text:style-name="P1"><text:tab/><text:tab/>trade embargo cuba<text:tab/><text:tab/><text:tab/></text:p>
      <text:p text:style-name="P1"><text:tab/><text:tab/>set relations with cuba to -10<text:tab/><text:tab/><text:tab/><text:tab/><text:tab/><text:tab/><text:tab/><text:tab/><text:tab/><text:tab/><text:tab/><text:tab/><text:tab/><text:tab/></text:p>
      <text:p text:style-name="P1"><text:tab/><text:tab/>country flag is USembargoCUB</text:p>
      <text:p text:style-name="P1"><text:tab/><text:tab/>dissent up 5 for cuba</text:p>
      <text:p text:style-name="P1"><text:tab/><text:tab/></text:p>
      <text:p text:style-name="P1"><text:tab/></text:p>
      <text:p text:style-name="P1"><text:tab/>2<text:tab/>name <text:tab/><text:tab/><text:tab/>#not at this time<text:tab/></text:p>
      <text:p text:style-name="P1"><text:tab/><text:tab/>ai_chance is 0 </text:p>
      <text:p text:style-name="P1"><text:tab/><text:tab/>country flag is <text:s/>USnotembargoCUB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/text:p>
      <text:p text:style-name="P1"><text:soft-page-break/>#################################usa send aid to cuba</text:p>
      <text:p text:style-name="P1"/>
      <text:p text:style-name="P1"><text:span text:style-name="T1">EVENT 010<text:tab/></text:span><text:tab/></text:p>
      <text:p text:style-name="P1"><text:tab/><text:tab/><text:tab/><text:tab/></text:p>
      <text:p text:style-name="P1"><text:tab/></text:p>
      <text:p text:style-name="P1"><text:tab/>TRIGGERS</text:p>
      <text:p text:style-name="P1"><text:tab/><text:tab/>tag = USA</text:p>
      <text:p text:style-name="P1"><text:tab/><text:tab/>CUB does not have country flag of :<text:tab/>CUBhas_human_rights_dissent </text:p>
      <text:p text:style-name="P1"><text:tab/><text:tab/></text:p>
      <text:p text:style-name="P1"><text:tab/><text:tab/>Head of State <text:tab/><text:tab/><text:tab/>is eisenhower or Adlai E. Stevenson II</text:p>
      <text:p text:style-name="P1"/>
      <text:p text:style-name="P1"><text:tab/><text:tab/>cuba has ideology: </text:p>
      <text:p text:style-name="P1"><text:tab/><text:tab/><text:tab/><text:tab/><text:tab/>social_cons_idolg </text:p>
      <text:p text:style-name="P1"><text:tab/><text:tab/><text:tab/><text:tab/><text:tab/>paternal_auto_idolg<text:tab/></text:p>
      <text:p text:style-name="P1"><text:tab/><text:tab/><text:tab/><text:tab/><text:tab/>fascistic_idolg </text:p>
      <text:p text:style-name="P1"><text:tab/><text:tab/><text:tab/><text:tab/><text:tab/>market_liberal_idolg </text:p>
      <text:p text:style-name="P1"><text:tab/><text:tab/><text:tab/><text:tab/></text:p>
      <text:p text:style-name="P1"><text:tab/><text:tab/>Does not have country flag: <text:s/>USfriendCUB </text:p>
      <text:p text:style-name="P1"><text:tab/><text:tab/></text:p>
      <text:p text:style-name="P1"><text:tab/><text:tab/></text:p>
      <text:p text:style-name="P1"><text:tab/><text:tab/>Mean-Time to Happen is: 30 days</text:p>
      <text:p text:style-name="P1"/>
      <text:p text:style-name="P1"/>
      <text:p text:style-name="P1"><text:tab/>LOCALISATION:</text:p>
      <text:p text:style-name="P1"/>
      <text:p text:style-name="P1"><text:tab/>title <text:tab/><text:tab/>USA sends aid to Cuba.</text:p>
      <text:p text:style-name="P1"><text:tab/>desc <text:tab/><text:tab/>Following the Right achieving success in Cuba,<text:tab/><text:tab/><text:tab/></text:p>
      <text:p text:style-name="P1"><text:tab/>picture = ""</text:p>
      <text:p text:style-name="P1"><text:tab/><text:tab/><text:tab/><text:tab/><text:tab/><text:tab/><text:tab/><text:tab/><text:tab/><text:tab/><text:tab/><text:tab/><text:tab/><text:tab/><text:tab/></text:p>
      <text:p text:style-name="P1"><text:tab/>OPTIONS</text:p>
      <text:p text:style-name="P1"><text:tab/></text:p>
      <text:p text:style-name="P1"><text:tab/>1<text:tab/>name <text:tab/><text:tab/>#send aid<text:tab/></text:p>
      <text:p text:style-name="P1"><text:tab/><text:tab/>ai_chance is 100 </text:p>
      <text:p text:style-name="P1"><text:tab/><text:tab/>relations with cuba up 20<text:tab/><text:tab/><text:tab/><text:tab/><text:tab/><text:tab/><text:tab/><text:tab/><text:tab/><text:tab/><text:tab/><text:tab/><text:tab/><text:tab/><text:tab/></text:p>
      <text:p text:style-name="P1"><text:tab/><text:tab/>country flag is: USfriendCUB</text:p>
      <text:p text:style-name="P1"><text:tab/><text:tab/>supplies = -1500<text:tab/><text:tab/><text:tab/><text:tab/><text:tab/><text:tab/><text:tab/><text:tab/><text:tab/></text:p>
      <text:p text:style-name="P1"><text:tab/><text:tab/>money = -1000</text:p>
      <text:p text:style-name="P1"><text:tab/><text:tab/>trigger cuban event number 011</text:p>
      <text:p text:style-name="P1"/>
      <text:p text:style-name="P1"><text:tab/></text:p>
      <text:p text:style-name="P1"><text:tab/>2<text:tab/>name <text:tab/><text:tab/>#not at this time</text:p>
      <text:p text:style-name="P1"><text:tab/><text:tab/>ai_chance is 0 </text:p>
      <text:p text:style-name="P1"><text:tab/><text:tab/>country flag is: <text:s/>USfriendCUB</text:p>
      <text:p text:style-name="P1"/>
      <text:p text:style-name="P1"/>
      <text:p text:style-name="P1"/>
      <text:p text:style-name="P1"/>
      <text:p text:style-name="P1"/>
      <text:p text:style-name="P1"/>
      <text:p text:style-name="P1"><text:tab/></text:p>
      <text:p text:style-name="P3"><text:soft-page-break/>###################cuba thanks usa</text:p>
      <text:p text:style-name="P1"><text:span text:style-name="T1"/></text:p>
      <text:p text:style-name="P1"><text:span text:style-name="T1">EVENT 011</text:span><text:tab/><text:tab/><text:tab/><text:tab/><text:tab/><text:tab/><text:tab/><text:tab/><text:tab/><text:tab/><text:tab/></text:p>
      <text:p text:style-name="P1"><text:tab/></text:p>
      <text:p text:style-name="P1"><text:tab/>is_triggered_only = yes</text:p>
      <text:p text:style-name="P1"><text:tab/></text:p>
      <text:p text:style-name="P1"><text:tab/>Mean-Time to Happen is: 10 days</text:p>
      <text:p text:style-name="P1"/>
      <text:p text:style-name="P1"><text:tab/>LOCALISATION:</text:p>
      <text:p text:style-name="P1"/>
      <text:p text:style-name="P1"><text:tab/>title<text:tab/><text:tab/><text:tab/>Cuba thanks the USA for sending aid.</text:p>
      <text:p text:style-name="P1"><text:tab/>desc <text:tab/><text:tab/><text:tab/>The Cuban government was very grateful to the USA </text:p>
      <text:p text:style-name="P1"><text:tab/>picture = ""</text:p>
      <text:p text:style-name="P1"><text:tab/></text:p>
      <text:p text:style-name="P1"><text:tab/></text:p>
      <text:p text:style-name="P1"><text:tab/>OPTIONS </text:p>
      <text:p text:style-name="P1"/>
      <text:p text:style-name="P1"><text:tab/>1<text:tab/>name <text:tab/><text:tab/>#thanks usa</text:p>
      <text:p text:style-name="P1"><text:tab/><text:tab/>relations with usa up 25</text:p>
      <text:p text:style-name="P1"><text:tab/><text:tab/>supplies = 1500<text:tab/><text:tab/><text:tab/><text:tab/><text:tab/><text:tab/><text:tab/><text:tab/><text:tab/></text:p>
      <text:p text:style-name="P1"><text:tab/><text:tab/>money = 1000</text:p>
      <text:p text:style-name="P1"><text:tab/><text:tab/><text:tab/><text:tab/><text:tab/></text:p>
      <text:p text:style-name="P1"><text:tab/></text:p>
      <text:p text:style-name="P1"><text:tab/><text:tab/></text:p>
      <text:p text:style-name="P1">##########################SOVIETS congrats to cuba and send aid</text:p>
      <text:p text:style-name="P1"/>
      <text:p text:style-name="P1"><text:span text:style-name="T1">EVENT 012<text:tab/></text:span><text:tab/><text:tab/><text:tab/><text:tab/><text:tab/></text:p>
      <text:p text:style-name="P1"><text:tab/></text:p>
      <text:p text:style-name="P1"/>
      <text:p text:style-name="P1"><text:tab/>TRIGGERS</text:p>
      <text:p text:style-name="P1"><text:tab/><text:tab/>tag = SOV</text:p>
      <text:p text:style-name="P1"><text:tab/><text:tab/>CUB does not have country flag of :<text:tab/>CUBhas_human_rights_dissent <text:s/></text:p>
      <text:p text:style-name="P1"/>
      <text:p text:style-name="P1"><text:tab/><text:tab/>Head of State <text:tab/><text:tab/><text:tab/>is eisenhower or Adlai E. Stevenson II</text:p>
      <text:p text:style-name="P1"/>
      <text:p text:style-name="P1"><text:tab/><text:tab/>cuba has ideology: </text:p>
      <text:p text:style-name="P1"><text:tab/><text:tab/><text:tab/><text:tab/><text:tab/>social_liberal_idolg </text:p>
      <text:p text:style-name="P1"><text:tab/><text:tab/><text:tab/><text:tab/><text:tab/>communist_idolg<text:tab/></text:p>
      <text:p text:style-name="P1"><text:tab/><text:tab/><text:tab/><text:tab/><text:tab/>left_wing_radical_idolg </text:p>
      <text:p text:style-name="P1"><text:tab/><text:tab/><text:tab/><text:tab/><text:tab/>maoist_idolg</text:p>
      <text:p text:style-name="P1"><text:s/></text:p>
      <text:p text:style-name="P1"><text:tab/><text:tab/>Does not have country flag: <text:s/><text:tab/> SOVfriendCUB </text:p>
      <text:p text:style-name="P1"/>
      <text:p text:style-name="P1"><text:tab/><text:tab/></text:p>
      <text:p text:style-name="P1"><text:tab/><text:tab/>Mean-Time to Happen is: 60 days</text:p>
      <text:p text:style-name="P1"/>
      <text:p text:style-name="P1"/>
      <text:p text:style-name="P1"><text:tab/>LOCALISATION:</text:p>
      <text:p text:style-name="P1"/>
      <text:p text:style-name="P1"><text:tab/>title <text:tab/><text:tab/><text:tab/>#soviets send aid</text:p>
      <text:p text:style-name="P1"><text:tab/>desc <text:tab/><text:tab/><text:tab/>Following the Left success in Cuba,<text:tab/><text:tab/><text:tab/></text:p>
      <text:p text:style-name="P1"><text:tab/>picture = ""</text:p>
      <text:p text:style-name="P1"><text:soft-page-break/><text:tab/><text:tab/><text:tab/><text:tab/><text:tab/><text:tab/><text:tab/><text:tab/><text:tab/><text:tab/><text:tab/><text:tab/><text:tab/><text:tab/></text:p>
      <text:p text:style-name="P1"><text:tab/>OPTIONS</text:p>
      <text:p text:style-name="P1"><text:tab/></text:p>
      <text:p text:style-name="P1"><text:tab/>1<text:tab/>name <text:tab/><text:tab/><text:tab/>#send aid</text:p>
      <text:p text:style-name="P1"><text:tab/><text:tab/>ai_chance is 100 </text:p>
      <text:p text:style-name="P1"><text:tab/><text:tab/>relations with cuba up 20<text:tab/><text:tab/><text:tab/><text:tab/><text:tab/><text:tab/><text:tab/><text:tab/><text:tab/><text:tab/><text:tab/><text:tab/><text:tab/><text:tab/><text:tab/></text:p>
      <text:p text:style-name="P1"><text:tab/><text:tab/>country flag is: SOVfriendCUB</text:p>
      <text:p text:style-name="P1"><text:tab/><text:tab/>supplies = -1500<text:tab/><text:tab/><text:tab/><text:tab/><text:tab/><text:tab/><text:tab/><text:tab/><text:tab/></text:p>
      <text:p text:style-name="P1"><text:tab/><text:tab/>money = -1000</text:p>
      <text:p text:style-name="P1"><text:tab/><text:tab/>fire event for cuba 013 </text:p>
      <text:p text:style-name="P1"><text:tab/><text:tab/></text:p>
      <text:p text:style-name="P1"><text:tab/>2<text:tab/>name <text:tab/><text:tab/>#not at this time<text:tab/></text:p>
      <text:p text:style-name="P1"><text:tab/><text:tab/>ai_chance is 0 </text:p>
      <text:p text:style-name="P1"><text:tab/><text:tab/>country flag is:<text:tab/> SOVfriendCUB</text:p>
      <text:p text:style-name="P1"><text:tab/></text:p>
      <text:p text:style-name="P1"/>
      <text:p text:style-name="P1">################cuba thanks SOV</text:p>
      <text:p text:style-name="P1"/>
      <text:p text:style-name="P1"><text:span text:style-name="T1">EVENT 013<text:tab/></text:span><text:tab/><text:tab/><text:tab/><text:tab/><text:tab/><text:tab/><text:tab/><text:tab/><text:tab/><text:tab/></text:p>
      <text:p text:style-name="P1"><text:tab/></text:p>
      <text:p text:style-name="P1"><text:tab/>is_triggered_only = yes</text:p>
      <text:p text:style-name="P1"><text:tab/></text:p>
      <text:p text:style-name="P1"><text:tab/>Mean-Time to Happen is: 10 days</text:p>
      <text:p text:style-name="P1"/>
      <text:p text:style-name="P1"><text:tab/>LOCALISATION:</text:p>
      <text:p text:style-name="P1"/>
      <text:p text:style-name="P1"><text:tab/>title <text:tab/><text:tab/>Cuba thanks the Soviets for sending aid.<text:tab/></text:p>
      <text:p text:style-name="P1"><text:tab/>desc <text:tab/><text:tab/>The new left-wing government in Havana was very grateful<text:tab/><text:tab/><text:tab/></text:p>
      <text:p text:style-name="P1"><text:tab/>picture = ""</text:p>
      <text:p text:style-name="P1"/>
      <text:p text:style-name="P1"><text:tab/>OPTIONS </text:p>
      <text:p text:style-name="P1"/>
      <text:p text:style-name="P1"><text:tab/>1<text:tab/>name <text:tab/><text:tab/>Thanks Brothers!</text:p>
      <text:p text:style-name="P1"><text:tab/><text:tab/>Relations with soviets up 25</text:p>
      <text:p text:style-name="P1"><text:tab/><text:tab/>supplies = 1500<text:tab/><text:tab/><text:tab/><text:tab/><text:tab/><text:tab/><text:tab/><text:tab/><text:tab/></text:p>
      <text:p text:style-name="P1"><text:tab/><text:tab/>money = 1000</text:p>
      <text:p text:style-name="P1"><text:tab/><text:tab/><text:tab/><text:tab/><text:tab/>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<text:tab/><text:tab/><text:tab/></text:p>
      <text:p text:style-name="P1"><text:soft-page-break/>########start of rebel attacks</text:p>
      <text:p text:style-name="P1">########rebels = left wing rebels if govt is batista or right-wing rebels if govt is leftist<text:tab/></text:p>
      <text:p text:style-name="P1"><text:tab/></text:p>
      <text:p text:style-name="P1"/>
      <text:p text:style-name="P2">EVENT 014</text:p>
      <text:p text:style-name="P1"><text:tab/><text:tab/></text:p>
      <text:p text:style-name="P1"><text:tab/>TRIGGERS</text:p>
      <text:p text:style-name="P1"><text:tab/><text:tab/>tag = CUB</text:p>
      <text:p text:style-name="P1"><text:tab/><text:tab/>CUB does not have country flag of :<text:tab/>CUBhas_human_rights_dissent <text:s/></text:p>
      <text:p text:style-name="P1"/>
      <text:p text:style-name="P1"><text:tab/><text:tab/>Head of State <text:tab/><text:tab/><text:tab/>is eisenhower or Adlai E. Stevenson II</text:p>
      <text:p text:style-name="P1"/>
      <text:p text:style-name="P1"><text:tab/><text:tab/>cuba has ideology: </text:p>
      <text:p text:style-name="P1"><text:tab/><text:tab/><text:tab/><text:tab/><text:tab/>social_liberal_idolg </text:p>
      <text:p text:style-name="P1"><text:tab/><text:tab/><text:tab/><text:tab/><text:tab/>communist_idolg<text:tab/></text:p>
      <text:p text:style-name="P1"><text:tab/><text:tab/><text:tab/><text:tab/><text:tab/>left_wing_radical_idolg </text:p>
      <text:p text:style-name="P1"><text:tab/><text:tab/><text:tab/><text:tab/><text:tab/>maoist_idolg</text:p>
      <text:p text:style-name="P1"><text:tab/><text:tab/>OR</text:p>
      <text:p text:style-name="P1"><text:tab/><text:tab/></text:p>
      <text:p text:style-name="P1"><text:tab/><text:tab/> cuba has ideology: </text:p>
      <text:p text:style-name="P1"><text:tab/><text:tab/><text:tab/><text:tab/><text:tab/>social_cons_idolg </text:p>
      <text:p text:style-name="P1"><text:tab/><text:tab/><text:tab/><text:tab/><text:tab/>paternal_auto_idolg<text:tab/></text:p>
      <text:p text:style-name="P1"><text:tab/><text:tab/><text:tab/><text:tab/><text:tab/>fascistic_idolg </text:p>
      <text:p text:style-name="P1"><text:tab/><text:tab/><text:tab/><text:tab/><text:tab/>market_liberal_idolg</text:p>
      <text:p text:style-name="P1"><text:tab/><text:tab/></text:p>
      <text:p text:style-name="P1"><text:tab/><text:tab/></text:p>
      <text:p text:style-name="P1"><text:tab/><text:tab/>Mean-Time to Happen is: 3 months</text:p>
      <text:p text:style-name="P1"/>
      <text:p text:style-name="P1"><text:tab/>LOCALISATION:</text:p>
      <text:p text:style-name="P1"><text:tab/><text:tab/></text:p>
      <text:p text:style-name="P1"><text:tab/><text:tab/>title <text:tab/><text:tab/>Cuba suffers rebel attacks.<text:tab/></text:p>
      <text:p text:style-name="P1"><text:tab/><text:tab/>desc <text:tab/><text:tab/>Random attacks from elusive rebels tormented <text:tab/><text:tab/><text:tab/><text:tab/></text:p>
      <text:p text:style-name="P1"><text:tab/><text:tab/>picture = ""</text:p>
      <text:p text:style-name="P1"/>
      <text:p text:style-name="P1"><text:tab/><text:tab/></text:p>
      <text:p text:style-name="P1"><text:tab/>OPTIONS</text:p>
      <text:p text:style-name="P1"/>
      <text:p text:style-name="P1"><text:tab/>1<text:tab/>name <text:tab/><text:tab/>#the bastards</text:p>
      <text:p text:style-name="P1"/>
      <text:p text:style-name="P1"><text:tab/>random list of 65%, region is Central Cuba, create revolt of 1</text:p>
      <text:p text:style-name="P1"><text:tab/>dissent up 1</text:p>
      <text:p text:style-name="P1"><text:tab/>national unity down 2</text:p>
      <text:p text:style-name="P1"><text:tab/>country flag is: <text:s/>CUBhas_resistance_movement_laid_open</text:p>
      <text:p text:style-name="P1"><text:tab/>country modifier is : resistance_movement_laid_open</text:p>
      <text:p text:style-name="P1"><text:tab/>duration 3 years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####introduce Fidel Castro</text:p>
      <text:p text:style-name="P1"/>
      <text:p text:style-name="P1"/>
      <text:p text:style-name="P1"><text:span text:style-name="T1">EVENT 015</text:span> <text:tab/><text:tab/></text:p>
      <text:p text:style-name="P1"><text:tab/><text:tab/></text:p>
      <text:p text:style-name="P1"><text:tab/>TRIGGERS</text:p>
      <text:p text:style-name="P1"><text:tab/><text:tab/>tag = CUB</text:p>
      <text:p text:style-name="P1"><text:tab/><text:tab/>country flag is: <text:s/>CUBhas_resistance_movement_laid_open</text:p>
      <text:p text:style-name="P1"><text:tab/><text:tab/>does not have country flag of : CUBhas_human_rights_dissent </text:p>
      <text:p text:style-name="P1"><text:tab/><text:tab/>does not have country flag of : fidel_active </text:p>
      <text:p text:style-name="P1"><text:tab/><text:tab/><text:tab/></text:p>
      <text:p text:style-name="P1"><text:tab/><text:tab/>Head of State <text:tab/><text:tab/><text:tab/>is eisenhower or Adlai E. Stevenson II</text:p>
      <text:p text:style-name="P1"/>
      <text:p text:style-name="P1"><text:s/><text:tab/><text:tab/>cuba has ideology: </text:p>
      <text:p text:style-name="P1"><text:tab/><text:tab/><text:tab/><text:tab/><text:tab/>social_cons_idolg </text:p>
      <text:p text:style-name="P1"><text:tab/><text:tab/><text:tab/><text:tab/><text:tab/>paternal_auto_idolg<text:tab/></text:p>
      <text:p text:style-name="P1"><text:tab/><text:tab/><text:tab/><text:tab/><text:tab/>fascistic_idolg </text:p>
      <text:p text:style-name="P1"><text:tab/><text:tab/><text:tab/><text:tab/><text:tab/>market_liberal_idolg</text:p>
      <text:p text:style-name="P1"><text:tab/><text:tab/><text:tab/></text:p>
      <text:p text:style-name="P1"><text:tab/><text:tab/>Mean-Time to Happen is: 30 days</text:p>
      <text:p text:style-name="P1"/>
      <text:p text:style-name="P1"/>
      <text:p text:style-name="P1"><text:tab/>LOCALISATION:<text:tab/></text:p>
      <text:p text:style-name="P1"><text:tab/></text:p>
      <text:p text:style-name="P1"><text:tab/><text:tab/>title <text:tab/><text:tab/>Young lawyer among rebel leaders.<text:tab/></text:p>
      <text:p text:style-name="P1"><text:tab/><text:tab/>desc <text:tab/><text:tab/>A young lawyer by the name of Fidel Castro<text:tab/><text:tab/><text:tab/><text:tab/><text:tab/><text:tab/></text:p>
      <text:p text:style-name="P1"><text:tab/><text:tab/>picture = ""</text:p>
      <text:p text:style-name="P1"/>
      <text:p text:style-name="P1"/>
      <text:p text:style-name="P1"><text:tab/><text:tab/></text:p>
      <text:p text:style-name="P1"><text:tab/><text:tab/>OPTIONS </text:p>
      <text:p text:style-name="P1"/>
      <text:p text:style-name="P1"><text:tab/><text:tab/>1<text:tab/>name <text:tab/><text:tab/>Fidel Castro, a new breed of rebel.</text:p>
      <text:p text:style-name="P1"><text:tab/><text:tab/><text:tab/>Relations with soviet union down 10</text:p>
      <text:p text:style-name="P1"><text:tab/><text:tab/><text:tab/>supplies = -20<text:tab/><text:tab/><text:tab/><text:tab/><text:tab/><text:tab/><text:tab/><text:tab/></text:p>
      <text:p text:style-name="P1"><text:tab/><text:tab/><text:tab/>money = -100</text:p>
      <text:p text:style-name="P1"><text:tab/><text:tab/><text:tab/>dissent up 4</text:p>
      <text:p text:style-name="P1"><text:tab/><text:tab/><text:tab/>country flag is: <text:s/>fidel_active</text:p>
      <text:p text:style-name="P1"/>
      <text:p text:style-name="P1"/>
      <text:p text:style-name="P1"/>
      <text:p text:style-name="P1">#############rebels attack moncada barracks</text:p>
      <text:p text:style-name="P1"/>
      <text:p text:style-name="P2">EVENT 016 </text:p>
      <text:p text:style-name="P1"><text:tab/><text:tab/></text:p>
      <text:p text:style-name="P1"><text:tab/><text:tab/>TRIGGERS</text:p>
      <text:p text:style-name="P1"><text:tab/><text:tab/><text:tab/>tag = CUB</text:p>
      <text:p text:style-name="P1"><text:tab/><text:tab/><text:tab/></text:p>
      <text:p text:style-name="P1"><text:tab/><text:tab/><text:tab/>dissent in cuba is 5</text:p>
      <text:p text:style-name="P1"><text:tab/><text:tab/><text:tab/>country flag is: <text:s/>fidel_active</text:p>
      <text:p text:style-name="P1"><text:tab/><text:tab/><text:tab/></text:p>
      <text:p text:style-name="P1"><text:soft-page-break/><text:tab/><text:tab/>Mean-Time to Happen is: 2 months</text:p>
      <text:p text:style-name="P1"/>
      <text:p text:style-name="P1"><text:tab/><text:tab/>LOCALISATION:</text:p>
      <text:p text:style-name="P1"><text:tab/></text:p>
      <text:p text:style-name="P1"><text:tab/><text:tab/>title <text:tab/><text:tab/>Rebels attack Moncada Barracks in Havana<text:tab/></text:p>
      <text:p text:style-name="P1"><text:tab/><text:tab/>desc <text:tab/><text:tab/>A rebel force of about 50 rebels managed <text:tab/><text:tab/><text:tab/><text:tab/><text:tab/></text:p>
      <text:p text:style-name="P1"><text:tab/><text:tab/>picture = ""</text:p>
      <text:p text:style-name="P1"/>
      <text:p text:style-name="P1"><text:tab/><text:tab/></text:p>
      <text:p text:style-name="P1"><text:tab/><text:tab/>OPTIONS </text:p>
      <text:p text:style-name="P1"/>
      <text:p text:style-name="P1"><text:tab/><text:tab/>1<text:tab/>name <text:tab/><text:tab/>Rebels repulsed and some captured.</text:p>
      <text:p text:style-name="P1"><text:tab/><text:tab/><text:tab/>Create a revolt in havana</text:p>
      <text:p text:style-name="P1"><text:tab/><text:tab/><text:tab/>dissent up 2</text:p>
      <text:p text:style-name="P1"><text:tab/><text:tab/><text:tab/>fire country event for usa 017</text:p>
      <text:p text:style-name="P1"/>
      <text:p text:style-name="P1"/>
      <text:p text:style-name="P1">###########################outside forces aiding rebels in cuba</text:p>
      <text:p text:style-name="P1"/>
      <text:p text:style-name="P2">EVENT 017 </text:p>
      <text:p text:style-name="P1"><text:tab/><text:tab/></text:p>
      <text:p text:style-name="P1"><text:tab/><text:tab/>is_triggered_only = yes</text:p>
      <text:p text:style-name="P1"><text:tab/><text:tab/></text:p>
      <text:p text:style-name="P1"><text:tab/><text:tab/>Mean-Time to Happen is: 60 days</text:p>
      <text:p text:style-name="P1"/>
      <text:p text:style-name="P1"><text:tab/>LOCALISATION:</text:p>
      <text:p text:style-name="P1"><text:tab/><text:tab/></text:p>
      <text:p text:style-name="P1"><text:tab/><text:tab/>title <text:tab/><text:tab/>Outside forces funding rebels in Cuba.<text:tab/></text:p>
      <text:p text:style-name="P1"><text:tab/><text:tab/>desc <text:tab/><text:tab/>US Intel reports outside forces active in Cuba.<text:tab/><text:tab/><text:tab/><text:tab/><text:tab/></text:p>
      <text:p text:style-name="P1"><text:tab/><text:tab/>Picture = ""</text:p>
      <text:p text:style-name="P1"/>
      <text:p text:style-name="P1"><text:tab/><text:tab/></text:p>
      <text:p text:style-name="P1"><text:tab/><text:tab/>OPTIONS </text:p>
      <text:p text:style-name="P1"/>
      <text:p text:style-name="P1"><text:tab/><text:tab/>1<text:tab/>name <text:tab/><text:tab/>OK, thanks for the headsup.</text:p>
      <text:p text:style-name="P1"><text:tab/><text:tab/><text:tab/>Dissent in cuba up 2</text:p>
      <text:p text:style-name="P1"><text:tab/><text:tab/><text:tab/>revolt risk up 1 in cuba</text:p>
      <text:p text:style-name="P1"><text:tab/><text:tab/><text:tab/>country flag is USintelCUB</text:p>
      <text:p text:style-name="P1"><text:tab/><text:tab/><text:tab/><text:tab/><text:tab/>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/text:p>
      <text:p text:style-name="P1"/>
      <text:p text:style-name="P1"><text:soft-page-break/>##########FINAL rebel attacks, historical path, Right in power, Left are rebels</text:p>
      <text:p text:style-name="P1"/>
      <text:p text:style-name="P2">EVENT 018</text:p>
      <text:p text:style-name="P1"><text:tab/><text:tab/></text:p>
      <text:p text:style-name="P1"><text:tab/>TRIGGERS</text:p>
      <text:p text:style-name="P1"/>
      <text:p text:style-name="P1"><text:tab/>tag = CUB</text:p>
      <text:p text:style-name="P1"><text:tab/>does not have country flag of : <text:tab/>CUBhas_human_rights_dissent <text:s/></text:p>
      <text:p text:style-name="P1"><text:tab/>does not have country flag of : <text:tab/>CUBhas_resistance_movement_laid_open </text:p>
      <text:p text:style-name="P1"><text:tab/>does not have country flag of : <text:tab/>CUB_Leftrevolution_serious </text:p>
      <text:p text:style-name="P1"><text:tab/><text:tab/><text:tab/><text:tab/><text:tab/><text:tab/><text:tab/><text:tab/></text:p>
      <text:p text:style-name="P1"><text:tab/>Head of State <text:tab/><text:tab/><text:tab/>is eisenhower or Adlai E. Stevenson II</text:p>
      <text:p text:style-name="P1"/>
      <text:p text:style-name="P1"><text:s/><text:tab/>cuba has ideology: </text:p>
      <text:p text:style-name="P1"><text:tab/><text:tab/><text:tab/><text:tab/><text:tab/>social_cons_idolg </text:p>
      <text:p text:style-name="P1"><text:tab/><text:tab/><text:tab/><text:tab/><text:tab/>paternal_auto_idolg<text:tab/></text:p>
      <text:p text:style-name="P1"><text:tab/><text:tab/><text:tab/><text:tab/><text:tab/>fascistic_idolg </text:p>
      <text:p text:style-name="P1"><text:tab/><text:tab/><text:tab/><text:tab/><text:tab/>market_liberal_idolg</text:p>
      <text:p text:style-name="P1"><text:tab/><text:tab/></text:p>
      <text:p text:style-name="P1"><text:tab/>Mean-Time to Happen is: 6 months</text:p>
      <text:p text:style-name="P1"/>
      <text:p text:style-name="P1"/>
      <text:p text:style-name="P1"><text:tab/>LOCALISATION:</text:p>
      <text:p text:style-name="P1"><text:tab/><text:tab/></text:p>
      <text:p text:style-name="P1"><text:tab/><text:tab/>title = "EVTNAME164018"<text:tab/><text:tab/></text:p>
      <text:p text:style-name="P1"><text:tab/><text:tab/>desc = <text:s/>"EVTDESC164018" <text:s/><text:tab/><text:tab/><text:tab/><text:tab/><text:tab/></text:p>
      <text:p text:style-name="P1"><text:tab/><text:tab/>picture = ""</text:p>
      <text:p text:style-name="P1"><text:tab/><text:tab/></text:p>
      <text:p text:style-name="P1"><text:tab/>OPTIONS</text:p>
      <text:p text:style-name="P1"><text:tab/><text:tab/>name <text:tab/><text:tab/>Left-wing rebels mount serious threat to State.<text:tab/></text:p>
      <text:p text:style-name="P1"><text:tab/><text:tab/>Spawn rebels </text:p>
      <text:p text:style-name="P1"><text:tab/><text:tab/>create revolt in central cuba</text:p>
      <text:p text:style-name="P1"><text:tab/><text:tab/>country modifier is: <text:tab/> <text:s text:c="3"/>IDC_communist_rebellion_modifier</text:p>
      <text:p text:style-name="P1"><text:tab/><text:tab/>time limit is 180 days</text:p>
      <text:p text:style-name="P1"><text:tab/><text:tab/>country flag is: <text:tab/>CUB_Leftrevolution_serious<text:tab/><text:tab/></text:p>
      <text:p text:style-name="P1"><text:tab/><text:tab/></text:p>
      <text:p text:style-name="P1"><text:tab/><text:tab/>dissent up 20</text:p>
      <text:p text:style-name="P1"><text:tab/><text:tab/>national unity down 3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##########LEFT victory in revolution</text:p>
      <text:p text:style-name="P1"><text:tab/><text:tab/><text:tab/></text:p>
      <text:p text:style-name="P1"/>
      <text:p text:style-name="P2">EVENT 019<text:tab/></text:p>
      <text:p text:style-name="P1"/>
      <text:p text:style-name="P1"><text:tab/>TRIGGERS</text:p>
      <text:p text:style-name="P1"><text:tab/><text:tab/>tag = CUB</text:p>
      <text:p text:style-name="P1"><text:tab/><text:tab/>country flag is: <text:tab/> <text:tab/><text:tab/>CUB_Leftrevolution_serious</text:p>
      <text:p text:style-name="P1"><text:tab/><text:tab/>does not have country flag of : <text:s/>LeftVictoryInCuba <text:tab/><text:tab/><text:tab/></text:p>
      <text:p text:style-name="P1"><text:tab/><text:tab/><text:tab/><text:tab/><text:tab/><text:tab/><text:tab/><text:tab/></text:p>
      <text:p text:style-name="P1"><text:tab/><text:tab/>Head of State <text:tab/><text:tab/><text:tab/>is eisenhower or Adlai E. Stevenson II</text:p>
      <text:p text:style-name="P1"/>
      <text:p text:style-name="P1"><text:s/><text:tab/>cuba has ideology: </text:p>
      <text:p text:style-name="P1"><text:tab/><text:tab/><text:tab/><text:tab/><text:tab/>social_cons_idolg </text:p>
      <text:p text:style-name="P1"><text:tab/><text:tab/><text:tab/><text:tab/><text:tab/>paternal_auto_idolg<text:tab/></text:p>
      <text:p text:style-name="P1"><text:tab/><text:tab/><text:tab/><text:tab/><text:tab/>fascistic_idolg </text:p>
      <text:p text:style-name="P1"><text:tab/><text:tab/><text:tab/><text:tab/><text:tab/>market_liberal_idolg</text:p>
      <text:p text:style-name="P1"><text:tab/><text:tab/><text:tab/></text:p>
      <text:p text:style-name="P1"><text:tab/><text:tab/>cuba has lost national territory 30%</text:p>
      <text:p text:style-name="P1"><text:tab/><text:tab/>rebels control havana</text:p>
      <text:p text:style-name="P1"/>
      <text:p text:style-name="P1"/>
      <text:p text:style-name="P1"><text:tab/>LOCALISATION:</text:p>
      <text:p text:style-name="P1"><text:tab/></text:p>
      <text:p text:style-name="P1"><text:tab/></text:p>
      <text:p text:style-name="P1"><text:tab/>title <text:tab/><text:tab/>Left-wing rebels declare victory in Cuba.</text:p>
      <text:p text:style-name="P1"><text:tab/>Desc<text:tab/><text:tab/> Left-wing rebels have taken control</text:p>
      <text:p text:style-name="P1"><text:tab/>picture = ""</text:p>
      <text:p text:style-name="P1"><text:tab/></text:p>
      <text:p text:style-name="P1"><text:tab/>OPTIONS</text:p>
      <text:p text:style-name="P1"/>
      <text:p text:style-name="P1"><text:tab/>1<text:tab/>name <text:tab/><text:tab/>#Victory</text:p>
      <text:p text:style-name="P1"><text:tab/><text:tab/>country flag is: <text:tab/> LeftVictoryInCuba</text:p>
      <text:p text:style-name="P1"><text:tab/><text:tab/>Head of State: <text:s/>= 1164003</text:p>
      <text:p text:style-name="P1"><text:tab/><text:tab/>head_of_government = 1164005</text:p>
      <text:p text:style-name="P1"><text:tab/><text:tab/>foreign_minister = 1164023</text:p>
      <text:p text:style-name="P1"><text:tab/><text:tab/>armament_minister = 1164024</text:p>
      <text:p text:style-name="P1"><text:tab/><text:tab/>minister_of_security = 1164100</text:p>
      <text:p text:style-name="P1"><text:tab/><text:tab/>minister_of_intelligence = 1164008</text:p>
      <text:p text:style-name="P1"><text:tab/><text:tab/>dissent down 20</text:p>
      <text:p text:style-name="P1"><text:tab/><text:tab/>prestige up 20</text:p>
      <text:p text:style-name="P1"><text:tab/><text:tab/>national unity up 90</text:p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</text:p>
      <text:p text:style-name="P1"><text:tab/></text:p>
      <text:p text:style-name="P1"><text:soft-page-break/>##########################SOVIETS congrats to cuba and send aid</text:p>
      <text:p text:style-name="P1"/>
      <text:p text:style-name="P1"><text:span text:style-name="T1">EVENT 020</text:span><text:tab/><text:tab/><text:tab/><text:tab/><text:tab/></text:p>
      <text:p text:style-name="P1"><text:tab/></text:p>
      <text:p text:style-name="P1"><text:tab/>TRIGGERS</text:p>
      <text:p text:style-name="P1"><text:tab/>tag = SOV</text:p>
      <text:p text:style-name="P1"><text:tab/><text:tab/>has country flag: <text:tab/><text:tab/> LeftVictoryInCuba <text:s/></text:p>
      <text:p text:style-name="P1"><text:tab/><text:tab/>doesn't have county flag: <text:tab/>SOVfriendCUB2 <text:s/></text:p>
      <text:p text:style-name="P1"/>
      <text:p text:style-name="P1"><text:tab/><text:tab/>headof state is: Lleo or castro</text:p>
      <text:p text:style-name="P1"/>
      <text:p text:style-name="P1"><text:tab/><text:tab/>Mean-Time to Happen is: 60 days</text:p>
      <text:p text:style-name="P1"><text:tab/><text:tab/></text:p>
      <text:p text:style-name="P1"/>
      <text:p text:style-name="P1"><text:tab/>LOCALISATION:</text:p>
      <text:p text:style-name="P1"/>
      <text:p text:style-name="P1"><text:tab/>title <text:tab/><text:tab/>#soviets send aid</text:p>
      <text:p text:style-name="P1"><text:tab/>desc <text:tab/><text:tab/>Following the Left success in Cuba<text:tab/><text:tab/><text:tab/></text:p>
      <text:p text:style-name="P1"><text:tab/>picture = ""</text:p>
      <text:p text:style-name="P1"><text:tab/><text:tab/><text:tab/><text:tab/><text:tab/><text:tab/><text:tab/><text:tab/><text:tab/><text:tab/><text:tab/><text:tab/><text:tab/><text:tab/></text:p>
      <text:p text:style-name="P1"><text:tab/>OPTIONS</text:p>
      <text:p text:style-name="P1"/>
      <text:p text:style-name="P1"><text:tab/>1<text:tab/>name <text:tab/><text:tab/>#send aid</text:p>
      <text:p text:style-name="P1"><text:tab/><text:tab/>ai_chance is 100 </text:p>
      <text:p text:style-name="P1"><text:tab/><text:tab/>relations with cuba up 100<text:tab/><text:tab/><text:tab/><text:tab/><text:tab/><text:tab/><text:tab/><text:tab/><text:tab/><text:tab/><text:tab/><text:tab/><text:tab/><text:tab/><text:tab/></text:p>
      <text:p text:style-name="P1"><text:tab/><text:tab/>country flag is:<text:tab/>SOVfriendCUB2</text:p>
      <text:p text:style-name="P1"><text:tab/><text:tab/>supplies = -1500<text:tab/><text:tab/><text:tab/><text:tab/><text:tab/><text:tab/><text:tab/><text:tab/><text:tab/></text:p>
      <text:p text:style-name="P1"><text:tab/><text:tab/>money = -1000</text:p>
      <text:p text:style-name="P1"><text:tab/><text:tab/>fire cuban event number 021 </text:p>
      <text:p text:style-name="P1"><text:tab/><text:tab/></text:p>
      <text:p text:style-name="P1"><text:tab/><text:tab/></text:p>
      <text:p text:style-name="P1"><text:tab/>2<text:tab/>name <text:tab/><text:tab/>#not at this time<text:tab/></text:p>
      <text:p text:style-name="P1"><text:tab/><text:tab/>ai_chance is 0 </text:p>
      <text:p text:style-name="P1"><text:tab/><text:tab/>country flag is: <text:tab/>SOVfriendCUB2</text:p>
      <text:p text:style-name="P1"><text:tab/><text:tab/>fire usa event number: 021 </text:p>
      <text:p text:style-name="P1"><text:tab/><text:tab/></text:p>
      <text:p text:style-name="P1"/>
      <text:p text:style-name="P1"/>
      <text:p text:style-name="P2">EVENT 021 </text:p>
      <text:p text:style-name="P1"><text:tab/><text:tab/></text:p>
      <text:p text:style-name="P1"><text:tab/><text:tab/>is_triggered_only = yes</text:p>
      <text:p text:style-name="P1"><text:tab/><text:tab/></text:p>
      <text:p text:style-name="P1"><text:tab/><text:tab/>Mean-Time to Happen is: 20 days</text:p>
      <text:p text:style-name="P1"/>
      <text:p text:style-name="P1"><text:tab/>LOCALISATION:</text:p>
      <text:p text:style-name="P1"><text:tab/><text:tab/></text:p>
      <text:p text:style-name="P1"><text:tab/><text:tab/>title <text:tab/><text:tab/>USA regrets the communist takeover in Cuba.<text:tab/></text:p>
      <text:p text:style-name="P1"><text:tab/><text:tab/>desc <text:tab/><text:tab/>Caught off-guard, the USA was surprised<text:tab/><text:tab/><text:tab/><text:tab/></text:p>
      <text:p text:style-name="P1"><text:tab/><text:tab/>picture = ""</text:p>
      <text:p text:style-name="P1"/>
      <text:p text:style-name="P1"><text:tab/><text:tab/></text:p>
      <text:p text:style-name="P1"><text:soft-page-break/><text:tab/>OPTIONS</text:p>
      <text:p text:style-name="P1"/>
      <text:p text:style-name="P1"><text:tab/>1<text:tab/>name <text:tab/><text:tab/>#embargo cuba</text:p>
      <text:p text:style-name="P1"><text:tab/><text:tab/>ai_chance is 50 </text:p>
      <text:p text:style-name="P1"><text:tab/><text:tab/>trade embargo cuba<text:tab/><text:tab/><text:tab/></text:p>
      <text:p text:style-name="P1"><text:tab/><text:tab/>relations with cuba down 20<text:tab/><text:tab/><text:tab/><text:tab/><text:tab/><text:tab/><text:tab/><text:tab/><text:tab/><text:tab/><text:tab/><text:tab/><text:tab/><text:tab/><text:tab/></text:p>
      <text:p text:style-name="P1"><text:tab/><text:tab/>country flag is: <text:tab/> USembargoCUB2</text:p>
      <text:p text:style-name="P1"><text:tab/><text:tab/>dissent up 1 </text:p>
      <text:p text:style-name="P1"><text:tab/><text:tab/></text:p>
      <text:p text:style-name="P1"><text:tab/></text:p>
      <text:p text:style-name="P1"><text:tab/>2<text:tab/>name <text:tab/><text:tab/>#not at this time<text:tab/></text:p>
      <text:p text:style-name="P1"><text:tab/><text:tab/>ai_chance is 50 </text:p>
      <text:p text:style-name="P1"><text:tab/><text:tab/>dissent up 2 </text:p>
      <text:p text:style-name="P1"><text:tab/><text:tab/>country flag is: <text:tab/> USnotembargoCUB2</text:p>
      <text:p text:style-name="P1"><text:tab/><text:tab/></text:p>
      <text:p text:style-name="P1"><text:tab/></text:p>
      <text:p text:style-name="P1"/>
      <text:p text:style-name="P1"/>
      <text:p text:style-name="P1">####################bay of pigs</text:p>
      <text:p text:style-name="P1"/>
      <text:p text:style-name="P2">EVENT 022</text:p>
      <text:p text:style-name="P1"><text:tab/><text:tab/></text:p>
      <text:p text:style-name="P1"><text:tab/>TRIGGERS</text:p>
      <text:p text:style-name="P1"><text:tab/><text:tab/>tag = CUB</text:p>
      <text:p text:style-name="P1"><text:tab/><text:tab/><text:tab/></text:p>
      <text:p text:style-name="P1"><text:tab/><text:tab/>has country flag: <text:tab/><text:tab/> LeftVictoryInCuba </text:p>
      <text:p text:style-name="P1"><text:tab/><text:tab/><text:tab/></text:p>
      <text:p text:style-name="P1"><text:tab/><text:tab/>OR </text:p>
      <text:p text:style-name="P1"><text:tab/><text:tab/><text:tab/>USA <text:s/>has country flag: <text:tab/>USnotembargoCUB2 </text:p>
      <text:p text:style-name="P1"><text:tab/><text:tab/><text:tab/>USA has country flag: <text:tab/>USembargoCUB2 </text:p>
      <text:p text:style-name="P1"><text:tab/><text:tab/><text:tab/></text:p>
      <text:p text:style-name="P1"><text:tab/><text:tab/><text:tab/></text:p>
      <text:p text:style-name="P1"><text:tab/><text:tab/>Mean-Time to Happen is: 3 months</text:p>
      <text:p text:style-name="P1"/>
      <text:p text:style-name="P1"/>
      <text:p text:style-name="P1"><text:tab/>LOCALISATION:</text:p>
      <text:p text:style-name="P1"><text:tab/></text:p>
      <text:p text:style-name="P1"><text:tab/><text:tab/>title <text:tab/>CIA behind Bay of Pigs attack!<text:tab/></text:p>
      <text:p text:style-name="P1"><text:tab/><text:tab/>desc <text:tab/>Disgruntled right-wing forces attacked Cuban forces<text:tab/><text:tab/><text:tab/><text:tab/><text:tab/></text:p>
      <text:p text:style-name="P1"><text:tab/><text:tab/>picture = ""</text:p>
      <text:p text:style-name="P1"><text:tab/><text:tab/></text:p>
      <text:p text:style-name="P1"><text:tab/><text:tab/>OPTIONS </text:p>
      <text:p text:style-name="P1"/>
      <text:p text:style-name="P1"><text:tab/><text:tab/>1<text:tab/>name <text:tab/><text:tab/>Kill the Commie Bastards!</text:p>
      <text:p text:style-name="P1"><text:tab/><text:tab/><text:tab/>Create revolt in province 2029</text:p>
      <text:p text:style-name="P1"><text:tab/><text:tab/><text:tab/>dissent down 2</text:p>
      <text:p text:style-name="P1"/>
      <text:p text:style-name="P1"/>
      <text:p text:style-name="P1"><text:tab/><text:tab/></text:p>
      <text:p text:style-name="P1"/>
      <text:p text:style-name="P1"><text:soft-page-break/>###########FINAL rebel attacks, ahistorical path, Left in power, Right are rebels</text:p>
      <text:p text:style-name="P1"/>
      <text:p text:style-name="P1">same events,but from a different point of view</text:p>
      <text:p text:style-name="P1"/>
      <text:p text:style-name="P2">EVENT 023</text:p>
      <text:p text:style-name="P1"><text:tab/><text:tab/></text:p>
      <text:p text:style-name="P1"><text:tab/>TRIGGERS</text:p>
      <text:p text:style-name="P1"><text:tab/>tag = CUB</text:p>
      <text:p text:style-name="P1"><text:tab/>does not have country flag of : <text:tab/>CUBhas_human_rights_dissent <text:s/></text:p>
      <text:p text:style-name="P1"><text:tab/>does not have country flag of : <text:tab/>CUBhas_resistance_movement_laid_open </text:p>
      <text:p text:style-name="P1"><text:tab/>does not have country flag of : <text:tab/>CUB_Leftrevolution_serious </text:p>
      <text:p text:style-name="P1"><text:tab/><text:tab/><text:tab/><text:tab/><text:tab/><text:tab/><text:tab/><text:tab/></text:p>
      <text:p text:style-name="P1"><text:tab/>Head of State <text:tab/><text:tab/><text:tab/>is eisenhower or Adlai E. Stevenson II</text:p>
      <text:p text:style-name="P1"/>
      <text:p text:style-name="P1"><text:tab/>cuba has ideology: </text:p>
      <text:p text:style-name="P1"><text:tab/><text:tab/><text:tab/><text:tab/><text:tab/>social_liberal_idolg </text:p>
      <text:p text:style-name="P1"><text:tab/><text:tab/><text:tab/><text:tab/><text:tab/>communist_idolg<text:tab/></text:p>
      <text:p text:style-name="P1"><text:tab/><text:tab/><text:tab/><text:tab/><text:tab/>left_wing_radical_idolg </text:p>
      <text:p text:style-name="P1"><text:tab/><text:tab/><text:tab/><text:tab/><text:tab/>maoist_idolg</text:p>
      <text:p text:style-name="P1"><text:tab/><text:tab/></text:p>
      <text:p text:style-name="P1"><text:tab/>Mean-Time to Happen is: 6 months</text:p>
      <text:p text:style-name="P1"/>
      <text:p text:style-name="P1"><text:tab/>LOCALISATION:</text:p>
      <text:p text:style-name="P1"><text:tab/><text:tab/></text:p>
      <text:p text:style-name="P1"><text:tab/><text:tab/>title <text:tab/><text:tab/>Right-wing rebels mount serious threat to State.<text:tab/></text:p>
      <text:p text:style-name="P1"><text:tab/><text:tab/>desc <text:tab/><text:tab/>Right-wing rebels have taken over a province<text:tab/><text:tab/><text:tab/><text:tab/><text:tab/></text:p>
      <text:p text:style-name="P1"><text:tab/><text:tab/>picture = ""</text:p>
      <text:p text:style-name="P1"/>
      <text:p text:style-name="P1"><text:tab/><text:tab/></text:p>
      <text:p text:style-name="P1"><text:tab/>OPTIONS</text:p>
      <text:p text:style-name="P1"/>
      <text:p text:style-name="P1"><text:tab/>1<text:tab/>name <text:tab/><text:tab/>God help us all!<text:tab/><text:tab/><text:tab/> <text:s text:c="3"/><text:tab/><text:tab/><text:tab/></text:p>
      <text:p text:style-name="P1"><text:tab/><text:tab/>Spawn rebels </text:p>
      <text:p text:style-name="P1"><text:tab/><text:tab/>create revolt in central cuba and west cuba</text:p>
      <text:p text:style-name="P1"><text:tab/><text:tab/>country modifier is: <text:tab/> <text:s text:c="3"/>IDC_communist_rebellion_modifier</text:p>
      <text:p text:style-name="P1"><text:tab/><text:tab/>time limit is 180 days</text:p>
      <text:p text:style-name="P1"><text:tab/><text:tab/>country flag is: <text:tab/>CUB_Leftrevolution_serious<text:tab/><text:tab/></text:p>
      <text:p text:style-name="P1"><text:tab/><text:tab/></text:p>
      <text:p text:style-name="P1"><text:tab/><text:tab/>dissent up 20</text:p>
      <text:p text:style-name="P1"><text:tab/><text:tab/>national unity down 30</text:p>
      <text:p text:style-name="P1"><text:tab/><text:tab/>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/text:p>
      <text:p text:style-name="P1"/>
      <text:p text:style-name="P1"><text:soft-page-break/>#############RIGHT victorious in revolution</text:p>
      <text:p text:style-name="P1"/>
      <text:p text:style-name="P1"><text:span text:style-name="T1">EVENT 024</text:span><text:tab/></text:p>
      <text:p text:style-name="P1"/>
      <text:p text:style-name="P1"><text:tab/>TRIGGERS</text:p>
      <text:p text:style-name="P1"><text:tab/><text:tab/>tag = CUB</text:p>
      <text:p text:style-name="P1"><text:tab/><text:tab/>country flag is: <text:tab/> <text:tab/><text:tab/>CUB_Leftrevolution_serious</text:p>
      <text:p text:style-name="P1"><text:tab/><text:tab/>does not have country flag of : <text:s/>LeftVictoryInCuba <text:tab/><text:tab/><text:tab/></text:p>
      <text:p text:style-name="P1"><text:tab/><text:tab/><text:tab/><text:tab/><text:tab/><text:tab/><text:tab/><text:tab/></text:p>
      <text:p text:style-name="P1"><text:tab/><text:tab/>Head of State <text:tab/><text:tab/><text:tab/>is eisenhower or Adlai E. Stevenson II<text:tab/><text:tab/><text:tab/></text:p>
      <text:p text:style-name="P1"><text:tab/><text:tab/>cuba has ideology: </text:p>
      <text:p text:style-name="P1"><text:tab/><text:tab/><text:tab/><text:tab/><text:tab/>social_liberal_idolg </text:p>
      <text:p text:style-name="P1"><text:tab/><text:tab/><text:tab/><text:tab/><text:tab/>communist_idolg<text:tab/></text:p>
      <text:p text:style-name="P1"><text:tab/><text:tab/><text:tab/><text:tab/><text:tab/>left_wing_radical_idolg </text:p>
      <text:p text:style-name="P1"><text:tab/><text:tab/><text:tab/><text:tab/><text:tab/>maoist_idolg</text:p>
      <text:p text:style-name="P1"><text:tab/><text:tab/><text:tab/></text:p>
      <text:p text:style-name="P1"><text:tab/><text:tab/>cuba has lost national territory 30%</text:p>
      <text:p text:style-name="P1"><text:tab/><text:tab/>rebels control havana</text:p>
      <text:p text:style-name="P1"><text:tab/><text:tab/></text:p>
      <text:p text:style-name="P1"/>
      <text:p text:style-name="P1"><text:tab/>LOCALISATION:</text:p>
      <text:p text:style-name="P1"><text:tab/></text:p>
      <text:p text:style-name="P1"><text:tab/></text:p>
      <text:p text:style-name="P1"><text:tab/>title <text:tab/><text:tab/>#Right victory</text:p>
      <text:p text:style-name="P1"><text:tab/>desc <text:tab/><text:tab/>Right-wing rebels have taken control</text:p>
      <text:p text:style-name="P1"><text:tab/>picture = ""</text:p>
      <text:p text:style-name="P1"><text:tab/></text:p>
      <text:p text:style-name="P1"><text:tab/>OPTIONS </text:p>
      <text:p text:style-name="P1"/>
      <text:p text:style-name="P1"><text:tab/>1<text:tab/>name <text:tab/><text:tab/>#Victory</text:p>
      <text:p text:style-name="P1"><text:tab/><text:tab/>country flag is: <text:s/>= RightVictoryInCuba</text:p>
      <text:p text:style-name="P1"><text:tab/><text:tab/>Head of State: <text:s/>= 1164002</text:p>
      <text:p text:style-name="P1"><text:tab/><text:tab/>head_of_government = 1164002</text:p>
      <text:p text:style-name="P1"><text:tab/><text:tab/>foreign_minister = 1164010</text:p>
      <text:p text:style-name="P1"><text:tab/><text:tab/>armament_minister = 1164011</text:p>
      <text:p text:style-name="P1"><text:tab/><text:tab/>minister_of_security = 1164012</text:p>
      <text:p text:style-name="P1"><text:tab/><text:tab/>minister_of_intelligence = 1164013</text:p>
      <text:p text:style-name="P1"><text:tab/><text:tab/>dissent down 20</text:p>
      <text:p text:style-name="P1"><text:tab/><text:tab/>prestige up 20</text:p>
      <text:p text:style-name="P1"><text:tab/><text:tab/>national unity up 9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##########################USA congrats to cuba and send aid</text:p>
      <text:p text:style-name="P1"/>
      <text:p text:style-name="P1"><text:span text:style-name="T1">EVENT 025</text:span><text:tab/><text:tab/><text:tab/><text:tab/><text:tab/><text:tab/></text:p>
      <text:p text:style-name="P1"><text:tab/></text:p>
      <text:p text:style-name="P1"><text:tab/>TRIGGERS</text:p>
      <text:p text:style-name="P1"><text:tab/><text:tab/>tag = USA</text:p>
      <text:p text:style-name="P1"><text:tab/><text:tab/>cuba has country flag: <text:tab/> <text:tab/>RightVictoryInCuba <text:s/></text:p>
      <text:p text:style-name="P1"><text:tab/><text:tab/>usa doesn't have country flag: <text:tab/> USAfriendCUB2 <text:s/></text:p>
      <text:p text:style-name="P1"><text:tab/><text:tab/></text:p>
      <text:p text:style-name="P1"><text:tab/><text:tab/>cuba has ideology: </text:p>
      <text:p text:style-name="P1"><text:tab/><text:tab/><text:tab/><text:tab/><text:tab/>social_liberal_idolg </text:p>
      <text:p text:style-name="P1"><text:tab/><text:tab/><text:tab/><text:tab/><text:tab/>communist_idolg<text:tab/></text:p>
      <text:p text:style-name="P1"><text:tab/><text:tab/><text:tab/><text:tab/><text:tab/>left_wing_radical_idolg </text:p>
      <text:p text:style-name="P1"><text:tab/><text:tab/><text:tab/><text:tab/><text:tab/>maoist_idolg</text:p>
      <text:p text:style-name="P1"><text:tab/><text:tab/></text:p>
      <text:p text:style-name="P1"><text:tab/><text:tab/>Mean-Time to Happen is: 60 days</text:p>
      <text:p text:style-name="P1"/>
      <text:p text:style-name="P1"/>
      <text:p text:style-name="P1"><text:tab/>LOCALISATION:</text:p>
      <text:p text:style-name="P1"/>
      <text:p text:style-name="P1"><text:tab/>title <text:tab/><text:tab/><text:tab/>#usa send aid</text:p>
      <text:p text:style-name="P1"><text:tab/>desc <text:tab/><text:tab/><text:tab/>Caught off-guard, the USA was surprised <text:tab/><text:tab/><text:tab/></text:p>
      <text:p text:style-name="P1"><text:tab/>picture = ""</text:p>
      <text:p text:style-name="P1"><text:tab/><text:tab/><text:tab/><text:tab/></text:p>
      <text:p text:style-name="P1"><text:tab/><text:tab/><text:tab/><text:tab/><text:tab/><text:tab/><text:tab/><text:tab/><text:tab/><text:tab/></text:p>
      <text:p text:style-name="P1"><text:tab/>OPTIONS</text:p>
      <text:p text:style-name="P1"/>
      <text:p text:style-name="P1"><text:tab/>1<text:tab/>name <text:tab/><text:tab/>#send aid</text:p>
      <text:p text:style-name="P1"><text:tab/><text:tab/>ai_chance is 100 </text:p>
      <text:p text:style-name="P1"><text:tab/><text:tab/>relations with cuba up 100 <text:tab/><text:tab/><text:tab/><text:tab/><text:tab/><text:tab/><text:tab/><text:tab/><text:tab/><text:tab/><text:tab/><text:tab/><text:tab/><text:tab/><text:tab/></text:p>
      <text:p text:style-name="P1"><text:tab/><text:tab/>country flag is <text:s/>USAfriendCUB2</text:p>
      <text:p text:style-name="P1"><text:tab/><text:tab/>supplies = -1500<text:tab/><text:tab/><text:tab/><text:tab/><text:tab/><text:tab/><text:tab/><text:tab/><text:tab/></text:p>
      <text:p text:style-name="P1"><text:tab/><text:tab/>money = -1000</text:p>
      <text:p text:style-name="P1"><text:tab/><text:tab/>fire cuban event number 026 </text:p>
      <text:p text:style-name="P1"><text:tab/><text:tab/></text:p>
      <text:p text:style-name="P1"><text:tab/><text:tab/></text:p>
      <text:p text:style-name="P1"><text:tab/>2<text:tab/>name <text:tab/><text:tab/><text:tab/>#not at this time<text:tab/></text:p>
      <text:p text:style-name="P1"><text:tab/><text:tab/>ai_chance is 0 </text:p>
      <text:p text:style-name="P1"><text:tab/><text:tab/>country flag is: <text:tab/> USAfriendCUB2</text:p>
      <text:p text:style-name="P1"><text:tab/><text:tab/>fire soviet event number 026 </text:p>
      <text:p text:style-name="P1"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#####soviets embargo cuba</text:p>
      <text:p text:style-name="P1"/>
      <text:p text:style-name="P2">EVENT 026 </text:p>
      <text:p text:style-name="P1"><text:tab/><text:tab/></text:p>
      <text:p text:style-name="P1"><text:tab/><text:tab/>is_triggered_only = yes</text:p>
      <text:p text:style-name="P1"><text:tab/><text:tab/></text:p>
      <text:p text:style-name="P1"><text:tab/><text:tab/>Mean-Time to Happen is: 20 days</text:p>
      <text:p text:style-name="P1"/>
      <text:p text:style-name="P1"/>
      <text:p text:style-name="P1"><text:tab/>LOCALISATION:</text:p>
      <text:p text:style-name="P1"><text:tab/><text:tab/></text:p>
      <text:p text:style-name="P1"><text:tab/><text:tab/>title <text:tab/>Soviets regret the capitalist takeover in Cuba.<text:tab/></text:p>
      <text:p text:style-name="P1"><text:tab/><text:tab/>desc Caught off-guard, the Soviet Union was surprised <text:s/><text:tab/><text:tab/><text:tab/><text:tab/><text:tab/></text:p>
      <text:p text:style-name="P1"><text:tab/><text:tab/>picture = ""</text:p>
      <text:p text:style-name="P1"><text:tab/><text:tab/></text:p>
      <text:p text:style-name="P1"><text:tab/><text:tab/>OPTIONS</text:p>
      <text:p text:style-name="P1"><text:tab/></text:p>
      <text:p text:style-name="P1"><text:tab/><text:tab/>1<text:tab/>name <text:tab/><text:tab/>#embargo cuba</text:p>
      <text:p text:style-name="P1"><text:tab/><text:tab/>ai_chance is 50 </text:p>
      <text:p text:style-name="P1"><text:tab/><text:tab/>trade embargo cuba<text:tab/><text:tab/><text:tab/></text:p>
      <text:p text:style-name="P1"><text:tab/><text:tab/>relations with cuba down 20<text:tab/><text:tab/><text:tab/><text:tab/><text:tab/><text:tab/><text:tab/><text:tab/><text:tab/><text:tab/><text:tab/><text:tab/><text:tab/><text:tab/><text:tab/></text:p>
      <text:p text:style-name="P1"><text:tab/><text:tab/>country flag is: <text:tab/>SOVembargoCUB2</text:p>
      <text:p text:style-name="P1"><text:tab/><text:tab/>dissent up 1</text:p>
      <text:p text:style-name="P1"/>
      <text:p text:style-name="P1"><text:tab/>2<text:tab/>name <text:tab/><text:tab/>#not at this time<text:tab/></text:p>
      <text:p text:style-name="P1"><text:tab/><text:tab/>ai_chance is 50 </text:p>
      <text:p text:style-name="P1"><text:tab/><text:tab/>dissent up 2 </text:p>
      <text:p text:style-name="P1"><text:tab/><text:tab/>country flag is: <text:tab/> SOVnotembargoCUB2</text:p>
      <text:p text:style-name="P1"><text:tab/><text:tab/></text:p>
      <text:p text:style-name="P1"><text:tab/></text:p>
      <text:p text:style-name="P1"/>
      <text:p text:style-name="P1">####################bay of pigs.. soviet supported rebels attack</text:p>
      <text:p text:style-name="P1"/>
      <text:p text:style-name="P2">EVENT 027</text:p>
      <text:p text:style-name="P1"><text:tab/><text:tab/></text:p>
      <text:p text:style-name="P1"><text:tab/>TRIGGERS</text:p>
      <text:p text:style-name="P1"><text:tab/><text:tab/>tag = CUB</text:p>
      <text:p text:style-name="P1"><text:tab/><text:tab/><text:tab/></text:p>
      <text:p text:style-name="P1"><text:tab/><text:tab/>cuba has country flag: <text:tab/> RightVictoryInCuba </text:p>
      <text:p text:style-name="P1"><text:tab/><text:tab/><text:tab/></text:p>
      <text:p text:style-name="P1"><text:tab/><text:tab/>sov has country flag: <text:tab/>SOVnotembargoCUB2 </text:p>
      <text:p text:style-name="P1"><text:tab/><text:tab/>sov has country flag: <text:tab/> SOVembargoCUB2 </text:p>
      <text:p text:style-name="P1"><text:tab/><text:tab/><text:tab/></text:p>
      <text:p text:style-name="P1"><text:tab/><text:tab/><text:tab/></text:p>
      <text:p text:style-name="P1"><text:tab/><text:tab/>Mean-Time to Happen is: 3 months</text:p>
      <text:p text:style-name="P1"/>
      <text:p text:style-name="P1"/>
      <text:p text:style-name="P1"><text:tab/>LOCALISATION:<text:tab/></text:p>
      <text:p text:style-name="P1"><text:tab/></text:p>
      <text:p text:style-name="P1"><text:tab/><text:tab/>title <text:tab/><text:tab/>Soviets behind Bay of Pigs attack!<text:tab/></text:p>
      <text:p text:style-name="P1"><text:soft-page-break/><text:tab/><text:tab/>desc <text:tab/>Disgruntled left-wing forces attacked Cuban forces <text:s/><text:tab/><text:tab/><text:tab/><text:tab/><text:tab/></text:p>
      <text:p text:style-name="P1"><text:tab/><text:tab/>picture = ""</text:p>
      <text:p text:style-name="P1"/>
      <text:p text:style-name="P1"><text:tab/><text:tab/></text:p>
      <text:p text:style-name="P1"><text:tab/><text:tab/>OPTIONS </text:p>
      <text:p text:style-name="P1"/>
      <text:p text:style-name="P1"><text:tab/><text:tab/>1<text:tab/>name <text:tab/>Kill the Commie Bastards!</text:p>
      <text:p text:style-name="P1"><text:tab/><text:tab/><text:tab/>Create revolt in province 2029</text:p>
      <text:p text:style-name="P1"><text:tab/><text:tab/><text:tab/>dissent up 2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Kenny</meta:initial-creator>
    <meta:creation-date>2013-10-02T15:47:32.22</meta:creation-date>
    <meta:generator>OpenOffice/4.0.0$Win32 OpenOffice.org_project/400m3$Build-9702</meta:generator>
    <dc:date>2013-10-02T18:04:25.30</dc:date>
    <dc:creator>Peter Kenny</dc:creator>
    <meta:editing-duration>PT1H57M20S</meta:editing-duration>
    <meta:editing-cycles>31</meta:editing-cycles>
    <meta:document-statistic meta:table-count="0" meta:image-count="0" meta:object-count="0" meta:page-count="21" meta:paragraph-count="780" meta:word-count="2294" meta:character-count="17235"/>
  </office:meta>
</office:document-meta>
</file>